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1f933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6720" officeooo:paragraph-rsid="001f9330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4620" officeooo:paragraph-rsid="0020462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9330"/>
    </style:style>
    <style:style style:name="T6" style:family="text">
      <style:text-properties fo:language="en" fo:country="US" officeooo:rsid="00206720"/>
    </style:style>
    <style:style style:name="T7" style:family="text">
      <style:text-properties officeooo:rsid="001f8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<text:span text:style-name="T7">Constitutes the need to imp</text:span><text:span text:style-name="T6">lement the following modification of the back to wool crafting tweak</text:span>:</text:p>
      <text:p text:style-name="P5">Adds back to wool, to make carpets (2 wool's -&gt; 3 carpets) and the reverse recipe (3 carpets -&gt; 2 wool's) [the recipe doesn't have shape].</text:p>
      <text:p text:style-name="P5"/>
      <text:p text:style-name="P6">The datapack is to be supplied by RedPanda_4.</text:p>
      <text:p text:style-name="P1"/>
      <text:p text:style-name="P1">And proceeds.</text:p>
      <text:p text:style-name="P1"/>
      <text:p text:style-name="P1">Signed by,</text:p>
      <text:p text:style-name="P1">Procedural, adjourned split motion M51-3</text:p>
      <text:p text:style-name="P1"/>
      <text:p text:style-name="P1"/>
      <text:p text:style-name="P1"/>
      <text:p text:style-name="Standard"><text:span text:style-name="T1">[</text:span><text:span text:style-name="T2">Motion 52-2: To implement a modified back to wool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31:30.620734396</dc:date>
    <meta:editing-duration>PT3M18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88" meta:character-count="529" meta:non-whitespace-character-count="450"/>
  </office:meta>
</office:document-meta>
</file>